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0b241" officeooo:paragraph-rsid="0000b241"/>
    </style:style>
    <style:style style:name="P2" style:family="paragraph" style:parent-style-name="Standard">
      <style:text-properties officeooo:rsid="00027c92" officeooo:paragraph-rsid="00027c92"/>
    </style:style>
    <style:style style:name="P3" style:family="paragraph" style:parent-style-name="Title">
      <style:text-properties officeooo:rsid="003b64c7" officeooo:paragraph-rsid="003b64c7"/>
    </style:style>
    <style:style style:name="P4" style:family="paragraph" style:parent-style-name="Standard">
      <style:text-properties officeooo:rsid="0068d102" officeooo:paragraph-rsid="003fdf2e"/>
    </style:style>
    <style:style style:name="P5" style:family="paragraph" style:parent-style-name="Text_20_body">
      <style:text-properties officeooo:paragraph-rsid="003ec0e2"/>
    </style:style>
    <style:style style:name="P6" style:family="paragraph" style:parent-style-name="Text_20_body">
      <style:text-properties officeooo:rsid="0111cafe" officeooo:paragraph-rsid="003fdf2e"/>
    </style:style>
    <style:style style:name="P7" style:family="paragraph" style:parent-style-name="Standard">
      <style:text-properties officeooo:rsid="0061cc6f" officeooo:paragraph-rsid="0061cc6f"/>
    </style:style>
    <style:style style:name="P8" style:family="paragraph" style:parent-style-name="Text_20_body">
      <style:text-properties officeooo:rsid="00655a77" officeooo:paragraph-rsid="00655a77"/>
    </style:style>
    <style:style style:name="P9" style:family="paragraph" style:parent-style-name="Standard">
      <style:text-properties fo:font-style="italic" officeooo:rsid="003e3262" officeooo:paragraph-rsid="003e3262" style:font-style-asian="italic" style:font-style-complex="italic"/>
    </style:style>
    <style:style style:name="P10" style:family="paragraph" style:parent-style-name="Text_20_body">
      <style:text-properties fo:font-style="italic" officeooo:rsid="006c74c2" officeooo:paragraph-rsid="006c74c2" style:font-style-asian="italic" style:font-style-complex="italic"/>
    </style:style>
    <style:style style:name="P11" style:family="paragraph" style:parent-style-name="Text_20_body">
      <style:text-properties fo:font-style="italic" officeooo:rsid="006f4ea0" officeooo:paragraph-rsid="006f4ea0" style:font-style-asian="italic" style:font-style-complex="italic"/>
    </style:style>
    <style:style style:name="P12" style:family="paragraph" style:parent-style-name="Standard">
      <style:text-properties fo:font-style="normal" officeooo:rsid="006047e9" officeooo:paragraph-rsid="006047e9" style:font-style-asian="normal" style:font-style-complex="normal"/>
    </style:style>
    <style:style style:name="P13" style:family="paragraph" style:parent-style-name="Standard">
      <style:text-properties fo:font-style="normal" officeooo:rsid="006912ea" officeooo:paragraph-rsid="006912ea" style:font-style-asian="normal" style:font-style-complex="normal"/>
    </style:style>
    <style:style style:name="P14" style:family="paragraph" style:parent-style-name="Text_20_body">
      <style:text-properties fo:font-style="normal" officeooo:rsid="006f4ea0" officeooo:paragraph-rsid="006f4ea0" style:font-style-asian="normal" style:font-style-complex="normal"/>
    </style:style>
    <style:style style:name="P15" style:family="paragraph" style:parent-style-name="Text_20_body">
      <style:text-properties fo:font-style="normal" officeooo:rsid="006c74c2" officeooo:paragraph-rsid="006c74c2" style:font-style-asian="normal" style:font-style-complex="normal"/>
    </style:style>
    <style:style style:name="P16" style:family="paragraph" style:parent-style-name="Standard">
      <style:text-properties fo:font-style="normal" officeooo:rsid="0060a9cc" officeooo:paragraph-rsid="0060a9cc" style:font-style-asian="normal" style:font-style-complex="normal"/>
    </style:style>
    <style:style style:name="P17" style:family="paragraph" style:parent-style-name="Standard">
      <style:text-properties fo:font-style="normal" officeooo:rsid="0061cc6f" officeooo:paragraph-rsid="0061cc6f" style:font-style-asian="normal" style:font-style-complex="normal"/>
    </style:style>
    <style:style style:name="P18" style:family="paragraph" style:parent-style-name="Standard">
      <style:text-properties fo:font-style="normal" officeooo:rsid="00695317" officeooo:paragraph-rsid="00695317" style:font-style-asian="normal" style:font-style-complex="normal"/>
    </style:style>
    <style:style style:name="P19" style:family="paragraph" style:parent-style-name="Standard">
      <style:text-properties fo:font-style="normal" officeooo:rsid="0087ae73" officeooo:paragraph-rsid="0087ae73" style:font-style-asian="normal" style:font-style-complex="normal"/>
    </style:style>
    <style:style style:name="P20" style:family="paragraph" style:parent-style-name="Text_20_body">
      <style:text-properties fo:font-style="normal" officeooo:rsid="006cecf2" officeooo:paragraph-rsid="006cecf2" style:font-style-asian="normal" style:font-style-complex="normal"/>
    </style:style>
    <style:style style:name="P21" style:family="paragraph" style:parent-style-name="Text_20_body">
      <style:text-properties fo:font-style="normal" officeooo:rsid="00890c4e" officeooo:paragraph-rsid="00890c4e" style:font-style-asian="normal" style:font-style-complex="normal"/>
    </style:style>
    <style:style style:name="P22" style:family="paragraph" style:parent-style-name="Text_20_body">
      <style:text-properties fo:font-style="normal" officeooo:rsid="008a34cf" officeooo:paragraph-rsid="008a34cf" style:font-style-asian="normal" style:font-style-complex="normal"/>
    </style:style>
    <style:style style:name="P23" style:family="paragraph" style:parent-style-name="Text_20_body">
      <style:text-properties fo:font-style="normal" officeooo:rsid="008ace33" officeooo:paragraph-rsid="008ace33" style:font-style-asian="normal" style:font-style-complex="normal"/>
    </style:style>
    <style:style style:name="P24" style:family="paragraph" style:parent-style-name="Text_20_body">
      <style:text-properties fo:font-style="normal" officeooo:rsid="008ace33" officeooo:paragraph-rsid="008c9ded" style:font-style-asian="normal" style:font-style-complex="normal"/>
    </style:style>
    <style:style style:name="P25" style:family="paragraph" style:parent-style-name="Standard">
      <style:text-properties officeooo:rsid="0062935c" officeooo:paragraph-rsid="0062935c"/>
    </style:style>
    <style:style style:name="P26" style:family="paragraph" style:parent-style-name="Standard">
      <style:text-properties officeooo:rsid="003c81e8" officeooo:paragraph-rsid="0062935c"/>
    </style:style>
    <style:style style:name="P27" style:family="paragraph" style:parent-style-name="Standard">
      <style:text-properties officeooo:rsid="00644807" officeooo:paragraph-rsid="00644807"/>
    </style:style>
    <style:style style:name="P28" style:family="paragraph" style:parent-style-name="Standard">
      <style:text-properties officeooo:rsid="0067cf4c" officeooo:paragraph-rsid="0067cf4c"/>
    </style:style>
    <style:style style:name="P29" style:family="paragraph" style:parent-style-name="Text_20_body">
      <style:text-properties officeooo:rsid="0067cf4c" officeooo:paragraph-rsid="0067cf4c"/>
    </style:style>
    <style:style style:name="P30" style:family="paragraph" style:parent-style-name="Standard">
      <style:text-properties officeooo:rsid="006912ea" officeooo:paragraph-rsid="006912ea"/>
    </style:style>
    <style:style style:name="P31" style:family="paragraph" style:parent-style-name="Standard">
      <style:text-properties style:text-underline-style="solid" style:text-underline-width="auto" style:text-underline-color="font-color" officeooo:rsid="006912ea" officeooo:paragraph-rsid="006912ea"/>
    </style:style>
    <style:style style:name="P32" style:family="paragraph" style:parent-style-name="Text_20_body">
      <style:text-properties officeooo:rsid="00672d97" officeooo:paragraph-rsid="00672d97"/>
    </style:style>
    <style:style style:name="P33" style:family="paragraph" style:parent-style-name="Text_20_body">
      <style:text-properties officeooo:rsid="006a18a4" officeooo:paragraph-rsid="006a18a4"/>
    </style:style>
    <style:style style:name="P34" style:family="paragraph" style:parent-style-name="Text_20_body">
      <style:text-properties officeooo:rsid="006dde72" officeooo:paragraph-rsid="006dde72"/>
    </style:style>
    <style:style style:name="P35" style:family="paragraph" style:parent-style-name="Text_20_body">
      <style:text-properties officeooo:rsid="006eccff" officeooo:paragraph-rsid="006eccff"/>
    </style:style>
    <style:style style:name="P36" style:family="paragraph" style:parent-style-name="Standard">
      <style:text-properties officeooo:rsid="00741299" officeooo:paragraph-rsid="00741299"/>
    </style:style>
    <style:style style:name="P37" style:family="paragraph" style:parent-style-name="Standard">
      <style:text-properties fo:color="#c9211e" loext:opacity="100%" officeooo:rsid="0088fcd0" officeooo:paragraph-rsid="0088fcd0"/>
    </style:style>
    <style:style style:name="P3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" style:family="paragraph" style:parent-style-name="Text_20_body">
      <style:text-properties fo:font-style="normal" officeooo:rsid="008c9ded" officeooo:paragraph-rsid="008c9ded" style:font-style-asian="normal" style:font-style-complex="normal"/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  <style:text-properties officeooo:rsid="008e49ff" officeooo:paragraph-rsid="008e49ff"/>
    </style:style>
    <style:style style:name="P43" style:family="paragraph" style:parent-style-name="Standard" style:list-style-name="L1">
      <style:text-properties fo:font-style="normal" officeooo:rsid="006047e9" officeooo:paragraph-rsid="006047e9" style:font-style-asian="normal" style:font-style-complex="normal"/>
    </style:style>
    <style:style style:name="P44" style:family="paragraph" style:parent-style-name="Standard" style:list-style-name="L1">
      <style:text-properties fo:font-style="normal" officeooo:rsid="0060a9cc" officeooo:paragraph-rsid="0060a9cc" style:font-style-asian="normal" style:font-style-complex="normal"/>
    </style:style>
    <style:style style:name="P45" style:family="paragraph" style:parent-style-name="Standard" style:list-style-name="L2">
      <style:text-properties fo:font-style="normal" officeooo:rsid="0061cc6f" officeooo:paragraph-rsid="0061cc6f" style:font-style-asian="normal" style:font-style-complex="normal"/>
    </style:style>
    <style:style style:name="P46" style:family="paragraph" style:parent-style-name="Standard" style:list-style-name="L3">
      <style:text-properties fo:font-style="normal" officeooo:rsid="0061cc6f" officeooo:paragraph-rsid="0061cc6f" style:font-style-asian="normal" style:font-style-complex="normal"/>
    </style:style>
    <style:style style:name="P47" style:family="paragraph" style:parent-style-name="Standard" style:list-style-name="L4">
      <style:text-properties fo:font-style="normal" officeooo:rsid="0061cc6f" officeooo:paragraph-rsid="0061cc6f" style:font-style-asian="normal" style:font-style-complex="normal"/>
    </style:style>
    <style:style style:name="P48" style:family="paragraph" style:parent-style-name="Standard" style:list-style-name="L9">
      <style:text-properties fo:font-style="normal" officeooo:rsid="00695317" officeooo:paragraph-rsid="00695317" style:font-style-asian="normal" style:font-style-complex="normal"/>
    </style:style>
    <style:style style:name="P49" style:family="paragraph" style:parent-style-name="Standard" style:list-style-name="L5">
      <style:text-properties officeooo:rsid="0061cc6f" officeooo:paragraph-rsid="0061cc6f"/>
    </style:style>
    <style:style style:name="P50" style:family="paragraph" style:parent-style-name="Standard" style:list-style-name="L6">
      <style:text-properties officeooo:rsid="00644807" officeooo:paragraph-rsid="00644807"/>
    </style:style>
    <style:style style:name="P51" style:family="paragraph" style:parent-style-name="Standard" style:list-style-name="L6">
      <style:text-properties officeooo:rsid="00655a77" officeooo:paragraph-rsid="00655a77"/>
    </style:style>
    <style:style style:name="P52" style:family="paragraph" style:parent-style-name="Standard" style:list-style-name="L7">
      <style:text-properties officeooo:rsid="0067cf4c" officeooo:paragraph-rsid="0067cf4c"/>
    </style:style>
    <style:style style:name="P53" style:family="paragraph" style:parent-style-name="Standard" style:list-style-name="L8">
      <style:text-properties officeooo:rsid="006912ea" officeooo:paragraph-rsid="006912ea"/>
    </style:style>
    <style:style style:name="P54" style:family="paragraph" style:parent-style-name="Standard" style:list-style-name="L5">
      <style:text-properties officeooo:rsid="0090e5d5" officeooo:paragraph-rsid="0090e5d5"/>
    </style:style>
    <style:style style:name="T1" style:family="text">
      <style:text-properties officeooo:rsid="004a7b99"/>
    </style:style>
    <style:style style:name="T2" style:family="text">
      <style:text-properties officeooo:rsid="005eec51"/>
    </style:style>
    <style:style style:name="T3" style:family="text">
      <style:text-properties officeooo:rsid="00655a77"/>
    </style:style>
    <style:style style:name="T4" style:family="text">
      <style:text-properties officeooo:rsid="0067cf4c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88fcd0"/>
    </style:style>
    <style:style style:name="T7" style:family="text">
      <style:text-properties officeooo:rsid="006be46c"/>
    </style:style>
    <style:style style:name="T8" style:family="text">
      <style:text-properties officeooo:rsid="006c74c2"/>
    </style:style>
    <style:style style:name="T9" style:family="text">
      <style:text-properties officeooo:rsid="007113a6"/>
    </style:style>
    <style:style style:name="T10" style:family="text">
      <style:text-properties officeooo:rsid="00721071"/>
    </style:style>
    <style:style style:name="T11" style:family="text">
      <style:text-properties officeooo:rsid="00741299"/>
    </style:style>
    <style:style style:name="T12" style:family="text">
      <style:text-properties officeooo:rsid="008c9ded"/>
    </style:style>
    <style:style style:name="T13" style:family="text">
      <style:text-properties officeooo:rsid="008e49f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tats des lieux </text:span><text:span text:style-name="T2">et recommandations</text:span></text:p>
      <text:p text:style-name="P1"/>
      <text:p text:style-name="P1"/>
      <text:p text:style-name="P2"/>
      <text:p text:style-name="P2"/>
      <text:p text:style-name="P2"/>
      <text:p text:style-name="P1"/>
      <text:p text:style-name="P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8"><text:a xlink:type="simple" xlink:href="#__RefHeading___Toc375_4015611624" text:style-name="Index_20_Link" text:visited-style-name="Index_20_Link">Etat des lieux<text:tab/>2</text:a></text:p>
          <text:p text:style-name="P39"><text:a xlink:type="simple" xlink:href="#__RefHeading___Toc15819_353700209" text:style-name="Index_20_Link" text:visited-style-name="Index_20_Link">Parcs applicatifs<text:tab/>2</text:a></text:p>
          <text:p text:style-name="P39"><text:a xlink:type="simple" xlink:href="#__RefHeading___Toc455_1115560840" text:style-name="Index_20_Link" text:visited-style-name="Index_20_Link">Organisation des équipes<text:tab/>2</text:a></text:p>
          <text:p text:style-name="P39"><text:a xlink:type="simple" xlink:href="#__RefHeading___Toc455_11155608401" text:style-name="Index_20_Link" text:visited-style-name="Index_20_Link">Pilotage projet<text:tab/>3</text:a></text:p>
          <text:p text:style-name="P39"><text:a xlink:type="simple" xlink:href="#__RefHeading___Toc1225_2042469212" text:style-name="Index_20_Link" text:visited-style-name="Index_20_Link">Gestion des sources<text:tab/>3</text:a></text:p>
          <text:p text:style-name="P39"><text:a xlink:type="simple" xlink:href="#__RefHeading___Toc2237_31445187141" text:style-name="Index_20_Link" text:visited-style-name="Index_20_Link">Environnement de développement<text:tab/>3</text:a></text:p>
          <text:p text:style-name="P39"><text:a xlink:type="simple" xlink:href="#__RefHeading___Toc1227_2042469212" text:style-name="Index_20_Link" text:visited-style-name="Index_20_Link">Intégration continue<text:tab/>4</text:a></text:p>
          <text:p text:style-name="P39"><text:a xlink:type="simple" xlink:href="#__RefHeading___Toc1229_2042469212" text:style-name="Index_20_Link" text:visited-style-name="Index_20_Link">Qualité<text:tab/>4</text:a></text:p>
          <text:p text:style-name="P39"><text:a xlink:type="simple" xlink:href="#__RefHeading___Toc1231_2042469212" text:style-name="Index_20_Link" text:visited-style-name="Index_20_Link">Releasing<text:tab/>4</text:a></text:p>
          <text:p text:style-name="P39"><text:a xlink:type="simple" xlink:href="#__RefHeading___Toc1233_2042469212" text:style-name="Index_20_Link" text:visited-style-name="Index_20_Link">Tests d’intégration et tests de recette<text:tab/>4</text:a></text:p>
          <text:p text:style-name="P39"><text:a xlink:type="simple" xlink:href="#__RefHeading___Toc1235_2042469212" text:style-name="Index_20_Link" text:visited-style-name="Index_20_Link">Maintenance applicative<text:tab/>5</text:a></text:p>
          <text:p text:style-name="P39"><text:a xlink:type="simple" xlink:href="#__RefHeading___Toc1237_2042469212" text:style-name="Index_20_Link" text:visited-style-name="Index_20_Link">Observabilité<text:tab/>5</text:a></text:p>
          <text:p text:style-name="P38"><text:a xlink:type="simple" xlink:href="#__RefHeading___Toc377_4015611624" text:style-name="Index_20_Link" text:visited-style-name="Index_20_Link">Recommandations<text:tab/>5</text:a></text:p>
          <text:p text:style-name="P39"><text:a xlink:type="simple" xlink:href="#__RefHeading___Toc379_4015611624" text:style-name="Index_20_Link" text:visited-style-name="Index_20_Link">Augmenter la qualité<text:tab/>5</text:a></text:p>
          <text:p text:style-name="P39"><text:a xlink:type="simple" xlink:href="#__RefHeading___Toc381_4015611624" text:style-name="Index_20_Link" text:visited-style-name="Index_20_Link">Augmenter la collaboration et la documentation<text:tab/>5</text:a></text:p>
          <text:p text:style-name="P39"><text:a xlink:type="simple" xlink:href="#__RefHeading___Toc383_4015611624" text:style-name="Index_20_Link" text:visited-style-name="Index_20_Link">Favoriser l’adoption des nouvelles technologies, rester à jour<text:tab/>5</text:a></text:p>
          <text:p text:style-name="P39"><text:a xlink:type="simple" xlink:href="#__RefHeading___Toc385_4015611624" text:style-name="Index_20_Link" text:visited-style-name="Index_20_Link">Progressivement, améliorer les pipeline d’intégration continue<text:tab/>6</text:a></text:p>
          <text:p text:style-name="P39"><text:a xlink:type="simple" xlink:href="#__RefHeading___Toc387_4015611624" text:style-name="Index_20_Link" text:visited-style-name="Index_20_Link">Améliorer les synchronisations entre applicatifs<text:tab/>6</text:a></text:p>
          <text:p text:style-name="P39"><text:a xlink:type="simple" xlink:href="#__RefHeading___Toc389_4015611624" text:style-name="Index_20_Link" text:visited-style-name="Index_20_Link">Améliorer l’observabilité des applications en production<text:tab/>6</text:a></text:p>
        </text:index-body>
      </text:table-of-content>
      <text:h text:style-name="Heading_20_1" text:outline-level="1"/>
      <text:h text:style-name="P41" text:outline-level="1"/>
      <text:h text:style-name="P42" text:outline-level="1"><text:bookmark-start text:name="__RefHeading___Toc375_4015611624"/>Etat des lieux<text:bookmark-end text:name="__RefHeading___Toc375_4015611624"/></text:h>
      <text:h text:style-name="Heading_20_2" text:outline-level="2"><text:bookmark-start text:name="__RefHeading___Toc15819_353700209"/>Parcs applicatifs<text:bookmark-end text:name="__RefHeading___Toc15819_353700209"/></text:h>
      <text:p text:style-name="Standard"/>
      <text:p text:style-name="P12">Applications à destination des employés internes à la BCEAO ( 8 pays), quelques unes ouvertes sur l’extérieur</text:p>
      <text:p text:style-name="P12"/>
      <text:list xml:id="list1033804944" text:style-name="L1">
        <text:list-item>
          <text:p text:style-name="P43">Applications Web monolithique construites au dessus d’un socle technique maison déployées sous forme de war sur des serveurs Tomcat</text:p>
        </text:list-item>
        <text:list-item>
          <text:p text:style-name="P43">Jobs schédulés par du cron construit au dessus de Talend/Mule</text:p>
          <text:list>
            <text:list-item>
              <text:p text:style-name="P43">BD vers BD permettant la synchronisation entre applications</text:p>
            </text:list-item>
            <text:list-item>
              <text:p text:style-name="P43">Importation de données externes</text:p>
            </text:list-item>
          </text:list>
        </text:list-item>
        <text:list-item>
          <text:p text:style-name="P44">Application mobile en cours de définition et développement</text:p>
        </text:list-item>
      </text:list>
      <text:p text:style-name="P12"/>
      <text:p text:style-name="P12">Socle technique construit au dessus des framework Spring4 et ExtJs et d’une BD relationnelle (Oracle, MySQL, Postgresql)</text:p>
      <text:p text:style-name="P16"><text:span text:style-name="T11">Langage</text:span> Java 1.7, 1.8, 11</text:p>
      <text:p text:style-name="P16">2 versions du socle <text:span text:style-name="T11">existantes qui apportent : </text:span></text:p>
      <text:list xml:id="list713857398" text:style-name="L2">
        <text:list-item>
          <text:p text:style-name="P45"><text:span text:style-name="T11">C</text:span>omposant d’authentification</text:p>
        </text:list-item>
        <text:list-item>
          <text:p text:style-name="P45">Modèle d’autorisation ACL</text:p>
        </text:list-item>
        <text:list-item>
          <text:p text:style-name="P45">Classes du domaine <text:span text:style-name="T11">(Structure hiérarchique banque)</text:span></text:p>
        </text:list-item>
        <text:list-item>
          <text:p text:style-name="P45">Reporting facilité de déploiement des rapports ou édition <text:span text:style-name="T11">avec JasperReport</text:span></text:p>
        </text:list-item>
        <text:list-item>
          <text:p text:style-name="P45">Workflow : Machine à état permettant de décrire les statuts et transition d’un dossier</text:p>
        </text:list-item>
        <text:list-item>
          <text:p text:style-name="P45">Génération de code ExtJs</text:p>
        </text:list-item>
        <text:list-item>
          <text:p text:style-name="P45">Interface utilisateur pour <text:span text:style-name="T11">le </text:span>monitoring et <text:span text:style-name="T11">le </text:span>déclenchement de Job</text:p>
        </text:list-item>
      </text:list>
      <text:p text:style-name="P17"/>
      <text:p text:style-name="P17">Retours : </text:p>
      <text:list xml:id="list3515621361" text:style-name="L3">
        <text:list-item>
          <text:p text:style-name="P46">Pour certains projet nécessité de surcharger le modèle de domaine</text:p>
        </text:list-item>
        <text:list-item>
          <text:p text:style-name="P46">Pour certains projet, certaines fonctionnalités ne sont pas utilisées, le modèle de domaine n’est pas repris dans son intégralité</text:p>
        </text:list-item>
        <text:list-item>
          <text:p text:style-name="P46">Difficile de faire évoluer le socle car cela touche tous les projets en production</text:p>
        </text:list-item>
      </text:list>
      <text:p text:style-name="P16"/>
      <text:p text:style-name="P16">Autres technologies envisagées :</text:p>
      <text:list xml:id="list3150941569" text:style-name="L4">
        <text:list-item>
          <text:p text:style-name="P47">Angular </text:p>
        </text:list-item>
        <text:list-item>
          <text:p text:style-name="P47">JMIX (SpringBoot + Vaadin)</text:p>
        </text:list-item>
      </text:list>
      <text:p text:style-name="P9"/>
      <text:h text:style-name="Heading_20_2" text:outline-level="2"><text:bookmark-start text:name="__RefHeading___Toc455_1115560840"/>Organisation de<text:span text:style-name="T13">s équipes</text:span> <text:bookmark-end text:name="__RefHeading___Toc455_1115560840"/></text:h>
      <text:p text:style-name="P7">Le service est divisé en 4 pôles :</text:p>
      <text:list xml:id="list3142846891" text:style-name="L5">
        <text:list-item>
          <text:p text:style-name="P49">Statistiques </text:p>
        </text:list-item>
        <text:list-item>
          <text:p text:style-name="P54">SIB (Sysytème d’informations bancaires)</text:p>
        </text:list-item>
        <text:list-item>
          <text:p text:style-name="P49">Comptabilité</text:p>
        </text:list-item>
        <text:list-item>
          <text:p text:style-name="P49">RH</text:p>
        </text:list-item>
        <text:list-item>
          <text:p text:style-name="P49">DevOps : Équipe transverse qui s’occupe de l’environnement d’intégration et des déploiements</text:p>
        </text:list-item>
      </text:list>
      <text:p text:style-name="P7"/>
      <text:p text:style-name="P25">Dans chaque, ce sont des profils développeur sans plus de distinction.</text:p>
      <text:p text:style-name="P25"/>
      <text:p text:style-name="P7">Les membres de chaque pôle sont des contractuels BCEAO ou des personnes en régie</text:p>
      <text:p text:style-name="P7"><text:soft-page-break/></text:p>
      <text:p text:style-name="P25">Chaque pôle, autre que DevOps, est responsable d’un portefeuille d’applications. Le nombre d’applications vis à vis du nombre de membre du pôle fait que 1 développeur est responsable de 1 ou plusieurs applications</text:p>
      <text:p text:style-name="P25"/>
      <text:p text:style-name="P27">Pour chaque application, <text:span text:style-name="T11">il y a également </text:span>1 responsable métier, 1 <text:span text:style-name="T11">responsable </text:span>admin <text:span text:style-name="T11">pour la mise en production.</text:span></text:p>
      <text:p text:style-name="P27"/>
      <text:p text:style-name="P27">Chaque développeur est évalué avec un indicateur de performance</text:p>
      <text:p text:style-name="P27"/>
      <text:p text:style-name="P27">Retours :</text:p>
      <text:list xml:id="list1643116042" text:style-name="L6">
        <text:list-item>
          <text:p text:style-name="P50">Le travail de développeur <text:span text:style-name="T3">est souvent interrompu par des urgences :</text:span></text:p>
          <text:list>
            <text:list-item>
              <text:p text:style-name="P51">Correction de bug</text:p>
            </text:list-item>
            <text:list-item>
              <text:p text:style-name="P51">Spécifications fonctionnelles peu précises (ajustement de la fonctionnalité)</text:p>
            </text:list-item>
            <text:list-item>
              <text:p text:style-name="P51">Décisions politiques </text:p>
            </text:list-item>
          </text:list>
        </text:list-item>
      </text:list>
      <text:p text:style-name="P36">=&gt; Il est donc difficile de rester concentrer sur de longues tâches, grosse évolution, migration</text:p>
      <text:p text:style-name="P26"/>
      <text:h text:style-name="Heading_20_2" text:outline-level="2"><text:bookmark-start text:name="__RefHeading___Toc455_11155608401"/>Pilotage projet<text:bookmark-end text:name="__RefHeading___Toc455_11155608401"/></text:h>
      <text:p text:style-name="P8">Démarrage de projet avec réunions d’échange avec le métier.</text:p>
      <text:p text:style-name="P8">Éventuellement, rédaction d’un cahier des charges initial au format bureautique</text:p>
      <text:p text:style-name="P8">Planning ? point de contrôle ? Méthodologie pas formalisée </text:p>
      <text:p text:style-name="P32">Pas d’outil de gestion des évolutions, chaque projet s’organise (Excel, PowerPoint, Google Drive)</text:p>
      <text:p text:style-name="P32"/>
      <text:h text:style-name="Heading_20_2" text:outline-level="2"><text:bookmark-start text:name="__RefHeading___Toc1225_2042469212"/>Gestion des sources<text:bookmark-end text:name="__RefHeading___Toc1225_2042469212"/></text:h>
      <text:p text:style-name="P32">Dépôts de référence géré par Git EA mais fonctionnalités de collaboration inutilisées (Issues, Pull Request, Milestone<text:span text:style-name="T4">)</text:span></text:p>
      <text:p text:style-name="P29">Bonne pratique de git </text:p>
      <text:p text:style-name="P29">Pas de workflow de collaboration définie. </text:p>
      <text:p text:style-name="P29">Utilisation de branches différentes pour chaque projet</text:p>
      <text:p text:style-name="P5"/>
      <text:h text:style-name="Heading_20_2" text:outline-level="2"><text:bookmark-start text:name="__RefHeading___Toc2237_31445187141"/>Environnement de développement<text:bookmark-end text:name="__RefHeading___Toc2237_31445187141"/></text:h>
      <text:p text:style-name="P4"/>
      <text:p text:style-name="P28">IDEs utilisés :</text:p>
      <text:list xml:id="list2488307596" text:style-name="L7">
        <text:list-item>
          <text:p text:style-name="P52">Eclipse </text:p>
        </text:list-item>
        <text:list-item>
          <text:p text:style-name="P52">Intellij version ultimate envisagé</text:p>
        </text:list-item>
      </text:list>
      <text:p text:style-name="P28"/>
      <text:p text:style-name="P28">Plugins :</text:p>
      <text:list xml:id="list2184803822" text:style-name="L8">
        <text:list-item>
          <text:p text:style-name="P53">Equivalence Copilot envisagé <text:span text:style-name="T5">/ </text:span><text:span text:style-name="T6">IA assistance</text:span></text:p>
        </text:list-item>
        <text:list-item>
          <text:p text:style-name="P53">SonarLint : Peu utilisé car beaucoup de bruit sur projet existant</text:p>
        </text:list-item>
      </text:list>
      <text:p text:style-name="P30"/>
      <text:p text:style-name="P30"/>
      <text:p text:style-name="P31"><text:soft-page-break/>Services de support :</text:p>
      <text:p text:style-name="P30">Pour travailler sur un projet, le développeur doit installer localement son service de support (BD)</text:p>
      <text:p text:style-name="P37">2 config possible , ; bd, ldap, keycloak</text:p>
      <text:h text:style-name="Heading_20_2" text:outline-level="2"><text:bookmark-start text:name="__RefHeading___Toc1227_2042469212"/>Intégration continue<text:bookmark-end text:name="__RefHeading___Toc1227_2042469212"/></text:h>
      <text:p text:style-name="P13"/>
      <text:p text:style-name="P13">Un changement de code (nouvelle fonctionnalité, évolution, correction de bug) suit le cycle suivant :</text:p>
      <text:list xml:id="list567407225" text:style-name="L9">
        <text:list-item>
          <text:p text:style-name="P48">Le code est développé localement </text:p>
        </text:list-item>
        <text:list-item>
          <text:p text:style-name="P48">Il est ensuite déployé sur un serveur d’intégration provisionné par l’équipe DevOps. <text:span text:style-name="T8">Le serveur est partagé par plusieurs application.</text:span><text:line-break/>Le déploiement s’effectue en exécutant un script manuellement</text:p>
        </text:list-item>
        <text:list-item>
          <text:p text:style-name="P48">Des tests de validation sont effectués manuellement par le développeur</text:p>
        </text:list-item>
        <text:list-item>
          <text:p text:style-name="P48">Un job Jenkins permet de construire l’application et de stocker <text:span text:style-name="T7">l’artefact </text:span>dans un dépôt Archiva. Un version SNAPSHOT s’ajoute aux précédents artefacts</text:p>
        </text:list-item>
        <text:list-item>
          <text:p text:style-name="P48">L’équipe Infra récupère <text:span text:style-name="T7">le dernier SNAPSHOT</text:span> et le déploie sur un environnement de recette accédé et validé par les utilisateurs finaux.</text:p>
        </text:list-item>
      </text:list>
      <text:p text:style-name="P18"><text:s text:c="3"/></text:p>
      <text:p text:style-name="P19">Fichier properties externe au jar </text:p>
      <text:p text:style-name="P19">Fourni par l’équipe de dév, surchargé par devos et par la production</text:p>
      <text:p text:style-name="P6"/>
      <text:h text:style-name="Heading_20_2" text:outline-level="2"><text:bookmark-start text:name="__RefHeading___Toc1229_2042469212"/>Qualité <text:bookmark-end text:name="__RefHeading___Toc1229_2042469212"/></text:h>
      <text:p text:style-name="P34">Pas d’analyse statique de code </text:p>
      <text:p text:style-name="P34">Pas de revue de code</text:p>
      <text:p text:style-name="P34">Pas d’analyse de vulnérabilités</text:p>
      <text:p text:style-name="P33">Régulièrement une équipe de détection de vulnérabilités dédié effectue des analyse statique et dynamique des applications déployées avec l’outil Burp</text:p>
      <text:p text:style-name="P33"/>
      <text:h text:style-name="Heading_20_2" text:outline-level="2"><text:bookmark-start text:name="__RefHeading___Toc1231_2042469212"/>Releasing <text:bookmark-end text:name="__RefHeading___Toc1231_2042469212"/></text:h>
      <text:p text:style-name="P35">Pas de gestion de version, Pas de processus de release formalisée, les versions SNAPSHOTS sont utilisées pour le déploiement</text:p>
      <text:p text:style-name="P10"/>
      <text:h text:style-name="Heading_20_2" text:outline-level="2"><text:bookmark-start text:name="__RefHeading___Toc1233_2042469212"/>Tests d’intégration et tests de recette <text:bookmark-end text:name="__RefHeading___Toc1233_2042469212"/></text:h>
      <text:p text:style-name="P14">Pas d’équipe de tests dédié</text:p>
      <text:p text:style-name="P14">Pas de tests automatisés</text:p>
      <text:p text:style-name="P14">Tests d’intégration effectué<text:span text:style-name="T9">s</text:span> par le développeur</text:p>
      <text:p text:style-name="P14">Test de recette effectué<text:span text:style-name="T9">s</text:span> par le métier</text:p>
      <text:p text:style-name="P11"/>
      <text:h text:style-name="Heading_20_2" text:outline-level="2"><text:bookmark-start text:name="__RefHeading___Toc1235_2042469212"/><text:soft-page-break/>Maintenance <text:span text:style-name="T10">applicative</text:span><text:bookmark-end text:name="__RefHeading___Toc1235_2042469212"/></text:h>
      <text:p text:style-name="P15">Outil de gestion d’incidents EasyVista</text:p>
      <text:p text:style-name="P15">Mail d’incidents</text:p>
      <text:p text:style-name="P10"/>
      <text:h text:style-name="Heading_20_2" text:outline-level="2"><text:bookmark-start text:name="__RefHeading___Toc1237_2042469212"/>Observabilité<text:bookmark-end text:name="__RefHeading___Toc1237_2042469212"/></text:h>
      <text:p text:style-name="P20">Aucun retour sur la prod, si ce n’est de temps à temps des fichiers de logs</text:p>
      <text:p text:style-name="P20"/>
      <text:p text:style-name="P20"/>
      <text:h text:style-name="Heading_20_1" text:outline-level="1"><text:bookmark-start text:name="__RefHeading___Toc377_4015611624"/>Recommandations <text:bookmark-end text:name="__RefHeading___Toc377_4015611624"/></text:h>
      <text:p text:style-name="P21"/>
      <text:h text:style-name="Heading_20_2" text:outline-level="2"><text:bookmark-start text:name="__RefHeading___Toc379_4015611624"/>Augmenter la qualité<text:bookmark-end text:name="__RefHeading___Toc379_4015611624"/></text:h>
      <text:p text:style-name="P21">Beacoup de bugs relevés</text:p>
      <text:p text:style-name="P21">Se doter de plugins d’aide au développement SonarLint, Copilot</text:p>
      <text:p text:style-name="P21">Adopter une approche TDD</text:p>
      <text:p text:style-name="P23">Instaurer des revue de code (1 mainteneur + 1 ou plusieurs développeurs)</text:p>
      <text:p text:style-name="P21"/>
      <text:h text:style-name="Heading_20_2" text:outline-level="2"><text:bookmark-start text:name="__RefHeading___Toc381_4015611624"/>Augmenter la collaboration et la documentation<text:bookmark-end text:name="__RefHeading___Toc381_4015611624"/></text:h>
      <text:p text:style-name="P21">Définir des workflows de collaboration autour des branches pour chaque projet</text:p>
      <text:p text:style-name="P21">Se douter d’outils permettant la collaboration entre les particpants d’un projet développeeur, métiers, infra</text:p>
      <text:p text:style-name="P21">Gérer l’historique du projet avec des Release Notes identifiant les apports de chaque déploiement</text:p>
      <text:p text:style-name="P21">Avoir des plannings revus en fonction des événements, prévoir des sécurité pour faire face qux imprévus</text:p>
      <text:p text:style-name="P24">Mettre en <text:span text:style-name="T12">place des </text:span><text:span text:style-name="T13">cérémonies</text:span></text:p>
      <text:p text:style-name="P40">Stand up meetings</text:p>
      <text:p text:style-name="P24"><text:span text:style-name="T12">Présentation des projets</text:span> </text:p>
      <text:h text:style-name="Heading_20_2" text:outline-level="2"><text:bookmark-start text:name="__RefHeading___Toc383_4015611624"/>Favoriser l’adoption des nouvelles technologies, rester à jour<text:bookmark-end text:name="__RefHeading___Toc383_4015611624"/></text:h>
      <text:p text:style-name="P21">Adopter architecture micro-services</text:p>
      <text:p text:style-name="P21">Pousser l’infra afin de bénéficier des apports des orchestrateurs de conteneurs</text:p>
      <text:h text:style-name="Heading_20_2" text:outline-level="2"><text:bookmark-start text:name="__RefHeading___Toc385_4015611624"/><text:soft-page-break/>Progressivement, améliorer les pipeline d’intégration continue<text:bookmark-end text:name="__RefHeading___Toc385_4015611624"/></text:h>
      <text:p text:style-name="P21">Intégrer des tests unitaires et d’intégration automatisé</text:p>
      <text:p text:style-name="P22">Automatiser les déploiements :</text:p>
      <text:p text:style-name="P22">Infrastructure existante </text:p>
      <text:p text:style-name="P22">Automatiser la production de release et de release notes</text:p>
      <text:h text:style-name="Heading_20_2" text:outline-level="2"><text:bookmark-start text:name="__RefHeading___Toc387_4015611624"/>Améliorer les synchronisations entre applicatifs<text:bookmark-end text:name="__RefHeading___Toc387_4015611624"/></text:h>
      <text:p text:style-name="P22"/>
      <text:p text:style-name="P22">Synchronisation temps réel via message broker plutôt que par des batchs de synchronisation</text:p>
      <text:h text:style-name="Heading_20_2" text:outline-level="2"><text:bookmark-start text:name="__RefHeading___Toc389_4015611624"/>Améliorer l’observabilité des applications en production<text:bookmark-end text:name="__RefHeading___Toc389_4015611624"/></text:h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ucida Sans Unicode" svg:font-family="'Lucida Sans Unicode'" style:font-family-generic="roman" style:font-pitch="variable"/>
    <style:font-face style:name="Monospace" svg:font-family="Monospace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yle_20_de_20_dessin_20_par_20_défaut" style:display-name="Style de dessin par défaut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margin-top="0cm" fo:margin-bottom="0cm" style:contextual-spacing="false" fo:line-height="95%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margin-left="0.953cm" fo:margin-right="0cm" fo:margin-top="0cm" fo:margin-bottom="0cm" style:contextual-spacing="false" fo:line-height="95%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Standard_7e_LT_7e_Hintergrund" style:display-name="Standard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Monospace" style:font-family-complex="Monospace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/>
    </style:style>
    <style:style style:name="Arrière-plan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left="0.953cm" fo:margin-right="0cm" fo:margin-top="0cm" fo:margin-bottom="0.503cm" style:contextual-spacing="false" fo:line-height="95%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left="2.064cm" fo:margin-right="0cm" fo:margin-top="0cm" fo:margin-bottom="0.4cm" style:contextual-spacing="false" fo:line-height="95%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left="3.175cm" fo:margin-right="0cm" fo:margin-top="0cm" fo:margin-bottom="0.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left="4.445cm" fo:margin-right="0cm" fo:margin-top="0cm" fo:margin-bottom="0.203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left="5.715cm" fo:margin-right="0cm" fo:margin-top="0cm" fo:margin-bottom="0.101cm" style:contextual-spacing="false" fo:line-height="95%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witharr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ctwithshadow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" style:family="paragraph">
      <style:text-properties style:font-name="Times New Roman" fo:font-family="'Times New Roman'" style:font-family-generic="roman" style:font-pitch="variable" fo:font-size="16pt" style:font-name-asian="DejaVu Sans1" style:font-family-asian="'DejaVu Sans'" style:font-family-generic-asian="system" style:font-pitch-asian="variable" style:font-size-asian="16pt" style:font-name-complex="Monospace" style:font-family-complex="Monospace" style:font-family-generic-complex="system" style:font-pitch-complex="variable" style:font-size-complex="12pt"/>
    </style:style>
    <style:style style:name="textbodyjustfied" style:family="paragraph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extbodyindent" style:family="paragraph">
      <style:paragraph-properties fo:margin-left="0cm" fo:margin-right="0cm" fo:text-indent="0.6cm" style:auto-text-indent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le" style:family="paragraph">
      <style:text-properties style:font-name="Times New Roman" fo:font-family="'Times New Roman'" style:font-family-generic="roman" style:font-pitch="variable" fo:font-size="44pt" style:font-name-asian="DejaVu Sans1" style:font-family-asian="'DejaVu Sans'" style:font-family-generic-asian="system" style:font-pitch-asian="variable" style:font-size-asian="44pt" style:font-name-complex="Monospace" style:font-family-complex="Monospace" style:font-family-generic-complex="system" style:font-pitch-complex="variable" style:font-size-complex="12pt"/>
    </style:style>
    <style:style style:name="title1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title2" style:family="paragraph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Monospace" style:font-family-complex="Monospace" style:font-family-generic-complex="system" style:font-pitch-complex="variable" style:font-size-complex="12pt"/>
    </style:style>
    <style:style style:name="headline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Monospace" style:font-family-complex="Monospace" style:font-family-generic-complex="system" style:font-pitch-complex="variable" style:font-size-complex="12pt"/>
    </style:style>
    <style:style style:name="headline1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Monospace" style:font-family-complex="Monospace" style:font-family-generic-complex="system" style:font-pitch-complex="variable" style:font-size-complex="12pt"/>
    </style:style>
    <style:style style:name="headline2" style:family="paragraph">
      <style:paragraph-properties fo:margin-top="0.42cm" fo:margin-bottom="0.21cm" style:contextual-spacing="false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Monospace" style:font-family-complex="Monospace" style:font-family-generic-complex="system" style:font-pitch-complex="variable" style:font-size-complex="12pt"/>
    </style:style>
    <style:style style:name="measure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1" style:display-name="Objet sans remplissage et sans ligne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3" style:display-name="Standard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1_5f_1" style:display-name="Objet sans remplissage et sans ligne_1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" style:display-name="Objet sans remplissage et sans ligne_2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Standard_5f_1_5f_1_5f_3" style:display-name="Standard_1_1_3" style:family="paragraph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Objet_20_sans_20_remplissage_20_et_20_sans_20_ligne_5f_3" style:display-name="Objet sans remplissage et sans ligne_3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2_5f_1" style:display-name="Objet sans remplissage et sans ligne_2_1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Objet_20_sans_20_remplissage_20_et_20_sans_20_ligne_5f_6" style:display-name="Objet sans remplissage et sans ligne_6" style:family="paragraph" style:parent-style-name="Style_20_de_20_dessin_20_par_20_défaut">
      <style:paragraph-properties fo:margin-top="0cm" fo:margin-bottom="0cm" style:contextual-spacing="false" fo:line-height="95%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ucida Sans Unicode" fo:font-family="'Lucida Sans Unicode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_20_sans_20_remplissage_20_et_20_sans_20_ligne_5f_4" style:display-name="Objet sans remplissage et sans ligne_4" style:family="paragraph"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Gliederung_20_1" style:display-name="Titre1~LT~Gliederung 1" style:family="paragraph">
      <style:paragraph-properties fo:margin-left="0.953cm" fo:margin-right="0cm" fo:margin-top="0.282cm" fo:margin-bottom="0cm" style:contextual-spacing="false" style:line-height-at-least="0.353cm" fo:text-align="start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left="2.064cm" fo:margin-right="0cm" fo:margin-top="0.245cm" fo:margin-bottom="0cm" style:contextual-spacing="false" style:line-height-at-least="0.353cm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>
      <style:paragraph-properties fo:margin-left="3.175cm" fo:margin-right="0cm" fo:margin-top="0.212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>
      <style:paragraph-properties fo:margin-left="4.44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>
      <style:paragraph-properties fo:margin-left="5.715cm" fo:margin-right="0cm" fo:margin-top="0.176cm" fo:margin-bottom="0cm" style:contextual-spacing="false" style:line-height-at-least="0.353cm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>
      <style:paragraph-properties fo:margin-top="0cm" fo:margin-bottom="0cm" style:contextual-spacing="false" style:line-height-at-least="0.353cm" fo:text-align="center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>
      <style:paragraph-properties fo:margin-left="0.953cm" fo:margin-right="0cm" fo:margin-top="0.282cm" fo:margin-bottom="0cm" style:contextual-spacing="false" style:line-height-at-least="0.353cm" fo:text-align="center" style:justify-single-word="false" fo:text-indent="-0.953cm" style:auto-text-indent="false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loext:opacity="10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Notizen" style:display-name="Titre1~LT~Notizen" style:family="paragraph">
      <style:paragraph-properties fo:margin-top="0.159cm" fo:margin-bottom="0cm" style:contextual-spacing="false" style:line-height-at-least="0.353cm" fo:text-align="start" style:justify-single-word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Monospace" style:font-family-complex="Monospace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Titre1_7e_LT_7e_Hintergrund" style:display-name="Titre1~LT~Hintergrund" style:family="paragraph">
      <style:paragraph-properties fo:text-align="center" style:justify-single-word="false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Monospace" style:font-family-complex="Monospace" style:font-family-generic-complex="system" style:font-pitch-complex="variable" style:font-size-complex="12pt"/>
    </style:style>
    <style:style style:name="Code" style:family="paragraph" style:parent-style-name="Text_20_body">
      <style:text-properties style:font-name="Courier New" fo:font-family="'Courier New'" style:font-family-generic="modern" style:font-pitch="fixed" officeooo:rsid="0045e5e1" fo:background-color="#ccccc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2:06:17.460752360</meta:creation-date>
    <dc:date>2024-02-29T14:57:19.267446648</dc:date>
    <meta:editing-duration>P1DT12H6M51S</meta:editing-duration>
    <meta:editing-cycles>79</meta:editing-cycles>
    <meta:generator>LibreOffice/7.3.7.2$Linux_X86_64 LibreOffice_project/30$Build-2</meta:generator>
    <meta:document-statistic meta:table-count="0" meta:image-count="0" meta:object-count="0" meta:page-count="6" meta:paragraph-count="136" meta:word-count="1029" meta:character-count="6860" meta:non-whitespace-character-count="5979"/>
  </office:meta>
</office:document-meta>
</file>